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9bf9" officeooo:paragraph-rsid="00159bf9"/>
    </style:style>
    <style:style style:name="P2" style:family="paragraph" style:parent-style-name="Standard">
      <style:text-properties officeooo:rsid="0016b4ce" officeooo:paragraph-rsid="0016b4ce"/>
    </style:style>
    <style:style style:name="P3" style:family="paragraph" style:parent-style-name="Standard">
      <style:text-properties officeooo:rsid="00175b2e" officeooo:paragraph-rsid="00175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s a version control software</text:p>
      <text:p text:style-name="P1"/>
      <text:p text:style-name="P2">(orm porjnto download kora)</text:p>
      <text:p text:style-name="P3"><text:s/></text:p>
      <text:p text:style-name="P3">git push : to push the previous changes to the git hub of mine</text:p>
      <text:p text:style-name="P3">git pull: iif any other people made changes to the code, we can download the fresh copy of i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3:54:04.421189047</meta:creation-date>
    <dc:date>2020-04-30T16:11:41.999965789</dc:date>
    <meta:editing-duration>PT4M32S</meta:editing-duration>
    <meta:editing-cycles>1</meta:editing-cycles>
    <meta:document-statistic meta:table-count="0" meta:image-count="0" meta:object-count="0" meta:page-count="1" meta:paragraph-count="5" meta:word-count="43" meta:character-count="216" meta:non-whitespace-character-count="176"/>
    <meta:generator>LibreOffice/6.0.7.3$Linux_X86_64 LibreOffice_project/00m0$Build-3</meta:generator>
  </office:meta>
</office:document-meta>
</file>